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0b8b" officeooo:paragraph-rsid="001a0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s in cpv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19:20.442788149</meta:creation-date>
    <dc:date>2020-02-27T16:19:48.948404036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0.7.3$Linux_X86_64 LibreOffice_project/00m0$Build-3</meta:generator>
  </office:meta>
</office:document-meta>
</file>